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egrito" style:font-family-generic="modern" style:font-pitch="fixed"/>
    <style:font-face style:name="Courier New2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5.398cm"/>
    </style:style>
    <style:style style:name="Table1.C" style:family="table-column">
      <style:table-column-properties style:column-width="9.525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4.604cm"/>
    </style:style>
    <style:style style:name="Table2.C" style:family="table-column">
      <style:table-column-properties style:column-width="10.213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799cm"/>
    </style:style>
    <style:style style:name="Table3.B" style:family="table-column">
      <style:table-column-properties style:column-width="5.212cm"/>
    </style:style>
    <style:style style:name="Table3.C" style:family="table-column">
      <style:table-column-properties style:column-width="10.00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307cm"/>
    </style:style>
    <style:style style:name="Table4.B" style:family="table-column">
      <style:table-column-properties style:column-width="13.70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764cm" fo:margin-left="1cm" fo:margin-top="0cm" fo:margin-bottom="0cm" table:align="left" style:writing-mode="lr-tb"/>
    </style:style>
    <style:style style:name="Table5.A" style:family="table-column">
      <style:table-column-properties style:column-width="2.09cm"/>
    </style:style>
    <style:style style:name="Table5.B" style:family="table-column">
      <style:table-column-properties style:column-width="5.212cm"/>
    </style:style>
    <style:style style:name="Table5.C" style:family="table-column">
      <style:table-column-properties style:column-width="2.528cm"/>
    </style:style>
    <style:style style:name="Table5.D" style:family="table-column">
      <style:table-column-properties style:column-width="4.93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P1" style:family="paragraph" style:parent-style-name="Standard">
      <style:text-properties fo:language="pt" fo:country="PT" officeooo:rsid="00164c42" officeooo:paragraph-rsid="0045e4b4"/>
    </style:style>
    <style:style style:name="P2" style:family="paragraph" style:parent-style-name="Standard">
      <style:text-properties fo:language="pt" fo:country="PT" officeooo:rsid="000da094" officeooo:paragraph-rsid="0045e4b4"/>
    </style:style>
    <style:style style:name="P3" style:family="paragraph" style:parent-style-name="Standard">
      <style:text-properties fo:language="pt" fo:country="PT" officeooo:rsid="000da094" officeooo:paragraph-rsid="005a7a13"/>
    </style:style>
    <style:style style:name="P4" style:family="paragraph" style:parent-style-name="Standard">
      <style:text-properties style:font-name="Courier New1" fo:font-size="11pt" fo:language="pt" fo:country="PT" fo:font-weight="bold" officeooo:rsid="000da094" officeooo:paragraph-rsid="0045e4b4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Courier New1" fo:font-size="11pt" fo:language="pt" fo:country="PT" fo:font-weight="bold" officeooo:rsid="005a7a13" officeooo:paragraph-rsid="0045e4b4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00%"/>
      <style:text-properties officeooo:paragraph-rsid="00409944"/>
    </style:style>
    <style:style style:name="P7" style:family="paragraph" style:parent-style-name="Standard">
      <style:paragraph-properties fo:margin-top="0.199cm" fo:margin-bottom="0.21cm" loext:contextual-spacing="false" fo:line-height="100%" style:writing-mode="page"/>
      <style:text-properties style:font-name="Times New Roman" officeooo:paragraph-rsid="00409944"/>
    </style:style>
    <style:style style:name="P8" style:family="paragraph" style:parent-style-name="Text_20_body">
      <style:paragraph-properties fo:text-align="justify" style:justify-single-word="false"/>
      <style:text-properties fo:language="pt" fo:country="PT" officeooo:rsid="001ac5ef" officeooo:paragraph-rsid="004899f7"/>
    </style:style>
    <style:style style:name="P9" style:family="paragraph" style:parent-style-name="Text_20_body">
      <style:paragraph-properties fo:text-align="justify" style:justify-single-word="false"/>
      <style:text-properties fo:language="pt" fo:country="PT" officeooo:rsid="00347e93" officeooo:paragraph-rsid="00347e93"/>
    </style:style>
    <style:style style:name="P10" style:family="paragraph" style:parent-style-name="Text_20_body">
      <style:paragraph-properties fo:text-align="justify" style:justify-single-word="false"/>
      <style:text-properties fo:language="pt" fo:country="PT" officeooo:rsid="0013ccfd" officeooo:paragraph-rsid="002c213a"/>
    </style:style>
    <style:style style:name="P11" style:family="paragraph" style:parent-style-name="Text_20_body">
      <style:paragraph-properties fo:text-align="justify" style:justify-single-word="false"/>
      <style:text-properties fo:language="pt" fo:country="PT" officeooo:rsid="0013ccfd" officeooo:paragraph-rsid="0032897a"/>
    </style:style>
    <style:style style:name="P12" style:family="paragraph" style:parent-style-name="Text_20_body">
      <style:paragraph-properties fo:text-align="justify" style:justify-single-word="false"/>
      <style:text-properties fo:language="pt" fo:country="PT" officeooo:rsid="0012214d" officeooo:paragraph-rsid="0032897a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text-properties officeooo:paragraph-rsid="005c09c3"/>
    </style:style>
    <style:style style:name="P15" style:family="paragraph" style:parent-style-name="Text_20_body">
      <style:text-properties officeooo:paragraph-rsid="005c65e5"/>
    </style:style>
    <style:style style:name="P16" style:family="paragraph" style:parent-style-name="Table_20_Contents">
      <style:text-properties officeooo:rsid="00208ab6" officeooo:paragraph-rsid="001f204b"/>
    </style:style>
    <style:style style:name="P17" style:family="paragraph" style:parent-style-name="Table_20_Contents">
      <style:text-properties officeooo:rsid="001f204b" officeooo:paragraph-rsid="001f204b"/>
    </style:style>
    <style:style style:name="P18" style:family="paragraph" style:parent-style-name="Table_20_Contents">
      <style:text-properties officeooo:rsid="001f204b" officeooo:paragraph-rsid="004899f7"/>
    </style:style>
    <style:style style:name="P19" style:family="paragraph" style:parent-style-name="Table_20_Contents">
      <style:text-properties fo:language="pt" fo:country="PT"/>
    </style:style>
    <style:style style:name="P20" style:family="paragraph" style:parent-style-name="Table_20_Contents">
      <style:text-properties fo:language="pt" fo:country="PT" officeooo:rsid="0019010e" officeooo:paragraph-rsid="0019010e"/>
    </style:style>
    <style:style style:name="P21" style:family="paragraph" style:parent-style-name="Table_20_Contents">
      <style:text-properties fo:language="pt" fo:country="PT" officeooo:rsid="002dc922" officeooo:paragraph-rsid="002dc922"/>
    </style:style>
    <style:style style:name="P22" style:family="paragraph" style:parent-style-name="Table_20_Contents">
      <style:text-properties fo:language="pt" fo:country="PT" officeooo:rsid="0017b529" officeooo:paragraph-rsid="0017b529"/>
    </style:style>
    <style:style style:name="P23" style:family="paragraph" style:parent-style-name="Table_20_Contents">
      <style:text-properties fo:language="pt" fo:country="PT" officeooo:rsid="0017b529" officeooo:paragraph-rsid="003589c4"/>
    </style:style>
    <style:style style:name="P24" style:family="paragraph" style:parent-style-name="Table_20_Contents">
      <style:text-properties fo:language="pt" fo:country="PT" officeooo:paragraph-rsid="0034e4a2"/>
    </style:style>
    <style:style style:name="P25" style:family="paragraph" style:parent-style-name="Table_20_Contents">
      <style:text-properties fo:language="pt" fo:country="PT" officeooo:rsid="0034e4a2"/>
    </style:style>
    <style:style style:name="P26" style:family="paragraph" style:parent-style-name="Table_20_Contents">
      <style:paragraph-properties fo:line-height="100%"/>
      <style:text-properties style:font-name="Courier New2" fo:font-weight="bold" officeooo:paragraph-rsid="00409944" style:font-weight-asian="bold" style:font-name-complex="Courier New3" style:font-weight-complex="bold"/>
    </style:style>
    <style:style style:name="P27" style:family="paragraph" style:parent-style-name="Table_20_Contents">
      <style:text-properties style:font-name="Courier New1" fo:font-weight="bold" officeooo:rsid="001f204b" officeooo:paragraph-rsid="001f204b" style:font-weight-asian="bold" style:font-weight-complex="bold"/>
    </style:style>
    <style:style style:name="P28" style:family="paragraph" style:parent-style-name="Table_20_Contents">
      <style:text-properties style:font-name="Courier New1" fo:font-weight="bold" officeooo:rsid="00208ab6" officeooo:paragraph-rsid="001f204b" style:font-weight-asian="bold" style:font-weight-complex="bold"/>
    </style:style>
    <style:style style:name="P29" style:family="paragraph" style:parent-style-name="programa">
      <style:text-properties officeooo:paragraph-rsid="00265086"/>
    </style:style>
    <style:style style:name="P30" style:family="paragraph" style:parent-style-name="programa">
      <style:text-properties officeooo:paragraph-rsid="0021b785"/>
    </style:style>
    <style:style style:name="P31" style:family="paragraph" style:parent-style-name="programa">
      <style:text-properties officeooo:paragraph-rsid="00237c0d"/>
    </style:style>
    <style:style style:name="P32" style:family="paragraph" style:parent-style-name="programa">
      <style:text-properties officeooo:paragraph-rsid="003e39e1"/>
    </style:style>
    <style:style style:name="P33" style:family="paragraph" style:parent-style-name="programa">
      <style:text-properties officeooo:paragraph-rsid="002b02f5"/>
    </style:style>
    <style:style style:name="P34" style:family="paragraph" style:parent-style-name="programa">
      <style:text-properties officeooo:paragraph-rsid="003d0da3"/>
    </style:style>
    <style:style style:name="P35" style:family="paragraph" style:parent-style-name="programa">
      <style:text-properties officeooo:paragraph-rsid="0030cd9e"/>
    </style:style>
    <style:style style:name="P36" style:family="paragraph" style:parent-style-name="programa">
      <style:text-properties officeooo:rsid="002564f0" officeooo:paragraph-rsid="002564f0"/>
    </style:style>
    <style:style style:name="P37" style:family="paragraph" style:parent-style-name="programa">
      <style:text-properties officeooo:paragraph-rsid="004f8d9a"/>
    </style:style>
    <style:style style:name="P38" style:family="paragraph" style:parent-style-name="programa">
      <style:text-properties officeooo:paragraph-rsid="005198db"/>
    </style:style>
    <style:style style:name="P39" style:family="paragraph" style:parent-style-name="programa">
      <style:text-properties officeooo:paragraph-rsid="0053253d"/>
    </style:style>
    <style:style style:name="P40" style:family="paragraph" style:parent-style-name="programa">
      <style:text-properties officeooo:paragraph-rsid="00533eb3"/>
    </style:style>
    <style:style style:name="P41" style:family="paragraph" style:parent-style-name="programa">
      <style:text-properties officeooo:rsid="00533eb3" officeooo:paragraph-rsid="00533eb3"/>
    </style:style>
    <style:style style:name="P42" style:family="paragraph" style:parent-style-name="programa">
      <style:text-properties officeooo:rsid="00533eb3" officeooo:paragraph-rsid="0055f972"/>
    </style:style>
    <style:style style:name="P43" style:family="paragraph" style:parent-style-name="programa">
      <style:text-properties officeooo:paragraph-rsid="0055f972"/>
    </style:style>
    <style:style style:name="P44" style:family="paragraph" style:parent-style-name="programa">
      <style:text-properties officeooo:rsid="0055f972" officeooo:paragraph-rsid="0055f972"/>
    </style:style>
    <style:style style:name="P45" style:family="paragraph" style:parent-style-name="programa">
      <style:text-properties officeooo:paragraph-rsid="0056a867"/>
    </style:style>
    <style:style style:name="P46" style:family="paragraph" style:parent-style-name="programa">
      <style:text-properties officeooo:paragraph-rsid="00575fef"/>
    </style:style>
    <style:style style:name="P47" style:family="paragraph" style:parent-style-name="programa">
      <style:text-properties officeooo:paragraph-rsid="0059497a"/>
    </style:style>
    <style:style style:name="P48" style:family="paragraph" style:parent-style-name="programa">
      <style:text-properties officeooo:paragraph-rsid="0059872e"/>
    </style:style>
    <style:style style:name="P49" style:family="paragraph" style:parent-style-name="Text_20_body">
      <style:text-properties officeooo:paragraph-rsid="0065487e"/>
    </style:style>
    <style:style style:name="P50" style:family="paragraph" style:parent-style-name="Heading_20_2" style:list-style-name=""/>
    <style:style style:name="P51" style:family="paragraph" style:parent-style-name="Heading_20_2" style:list-style-name="L1">
      <style:text-properties officeooo:paragraph-rsid="00409944"/>
    </style:style>
    <style:style style:name="P52" style:family="paragraph" style:parent-style-name="Heading_20_2" style:list-style-name="L2">
      <style:text-properties officeooo:paragraph-rsid="00409944"/>
    </style:style>
    <style:style style:name="P53" style:family="paragraph" style:parent-style-name="Heading_20_2" style:list-style-name="L3">
      <style:text-properties officeooo:paragraph-rsid="00409944"/>
    </style:style>
    <style:style style:name="P54" style:family="paragraph" style:parent-style-name="Heading_20_2" style:list-style-name="L4">
      <style:text-properties officeooo:paragraph-rsid="00409944"/>
    </style:style>
    <style:style style:name="P55" style:family="paragraph" style:parent-style-name="Heading_20_2">
      <style:text-properties style:font-name="Times New Roman" fo:font-size="12pt" fo:font-weight="normal" officeooo:rsid="000934dd" officeooo:paragraph-rsid="00409944" style:font-size-asian="12pt" style:font-weight-asian="normal" style:font-name-complex="Times New Roman1" style:font-size-complex="12pt" style:font-weight-complex="normal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Heading_20_1">
      <style:text-properties fo:language="pt" fo:country="PT" officeooo:paragraph-rsid="0045e4b4"/>
    </style:style>
    <style:style style:name="P58" style:family="paragraph" style:parent-style-name="Heading_20_1" style:list-style-name="">
      <style:paragraph-properties fo:margin-left="0.501cm" fo:margin-right="0cm" fo:line-height="100%" fo:text-align="start" style:justify-single-word="false" fo:text-indent="-0.501cm" style:auto-text-indent="false"/>
      <style:text-properties officeooo:paragraph-rsid="00409944"/>
    </style:style>
    <style:style style:name="P59" style:family="paragraph" style:parent-style-name="Heading_20_1">
      <style:paragraph-properties fo:margin-left="0.501cm" fo:margin-right="0cm" fo:line-height="100%" fo:text-align="start" style:justify-single-word="false" fo:text-indent="-0.501cm" style:auto-text-indent="false" fo:break-before="page"/>
      <style:text-properties officeooo:paragraph-rsid="00409944"/>
    </style:style>
    <style:style style:name="P60" style:family="paragraph" style:parent-style-name="Table_20_Contents">
      <style:text-properties fo:language="pt" fo:country="PT" officeooo:rsid="0017b529" officeooo:paragraph-rsid="0063604a"/>
    </style:style>
    <style:style style:name="P61" style:family="paragraph" style:parent-style-name="Table_20_Contents">
      <style:text-properties fo:language="pt" fo:country="PT" officeooo:rsid="0019010e" officeooo:paragraph-rsid="0063604a"/>
    </style:style>
    <style:style style:name="P62" style:family="paragraph" style:parent-style-name="programa">
      <style:text-properties officeooo:paragraph-rsid="00693bd4"/>
    </style:style>
    <style:style style:name="P63" style:family="paragraph" style:parent-style-name="programa">
      <style:text-properties officeooo:paragraph-rsid="002b02f5"/>
    </style:style>
    <style:style style:name="P64" style:family="paragraph" style:parent-style-name="programa">
      <style:text-properties officeooo:paragraph-rsid="006a0170"/>
    </style:style>
    <style:style style:name="P65" style:family="paragraph" style:parent-style-name="programa">
      <style:text-properties officeooo:paragraph-rsid="006c4d01"/>
    </style:style>
    <style:style style:name="P66" style:family="paragraph" style:parent-style-name="programa">
      <style:text-properties officeooo:paragraph-rsid="006df1af"/>
    </style:style>
    <style:style style:name="T1" style:family="text">
      <style:text-properties officeooo:rsid="0013b1d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1f756" style:font-style-asian="italic" style:font-style-complex="italic"/>
    </style:style>
    <style:style style:name="T4" style:family="text">
      <style:text-properties fo:font-style="italic" officeooo:rsid="0045e4b4" style:font-style-asian="italic" style:font-style-complex="italic"/>
    </style:style>
    <style:style style:name="T5" style:family="text">
      <style:text-properties fo:font-style="italic" officeooo:rsid="00109f51" style:font-style-asian="italic" style:font-style-complex="italic"/>
    </style:style>
    <style:style style:name="T6" style:family="text">
      <style:text-properties fo:font-style="italic" officeooo:rsid="005a7a13" style:font-style-asian="italic" style:font-style-complex="italic"/>
    </style:style>
    <style:style style:name="T7" style:family="text">
      <style:text-properties fo:font-style="italic" officeooo:rsid="0063604a" style:font-style-asian="italic" style:font-style-complex="italic"/>
    </style:style>
    <style:style style:name="T8" style:family="text">
      <style:text-properties fo:font-style="italic" officeooo:rsid="004899f7" style:font-style-asian="italic" style:font-style-complex="italic"/>
    </style:style>
    <style:style style:name="T9" style:family="text">
      <style:text-properties officeooo:rsid="0019010e"/>
    </style:style>
    <style:style style:name="T10" style:family="text">
      <style:text-properties officeooo:rsid="001f204b"/>
    </style:style>
    <style:style style:name="T11" style:family="text">
      <style:text-properties officeooo:rsid="00208ab6"/>
    </style:style>
    <style:style style:name="T12" style:family="text">
      <style:text-properties officeooo:rsid="0021b785"/>
    </style:style>
    <style:style style:name="T13" style:family="text">
      <style:text-properties officeooo:rsid="00265086"/>
    </style:style>
    <style:style style:name="T14" style:family="text">
      <style:text-properties officeooo:rsid="00272e39"/>
    </style:style>
    <style:style style:name="T15" style:family="text">
      <style:text-properties officeooo:rsid="002b9fe8"/>
    </style:style>
    <style:style style:name="T16" style:family="text">
      <style:text-properties officeooo:rsid="002c213a"/>
    </style:style>
    <style:style style:name="T17" style:family="text">
      <style:text-properties officeooo:rsid="002f199c"/>
    </style:style>
    <style:style style:name="T18" style:family="text">
      <style:text-properties style:font-name="Courier New1"/>
    </style:style>
    <style:style style:name="T19" style:family="text">
      <style:text-properties style:font-name="Courier New1" fo:font-size="11pt" fo:font-weight="bold" style:font-size-asian="11pt" style:font-weight-asian="bold" style:font-size-complex="11pt" style:font-weight-complex="bold"/>
    </style:style>
    <style:style style:name="T20" style:family="text">
      <style:text-properties style:font-name="Courier New1" fo:font-size="11pt" fo:font-weight="bold" officeooo:rsid="005a7a13" style:font-size-asian="11pt" style:font-weight-asian="bold" style:font-size-complex="11pt" style:font-weight-complex="bold"/>
    </style:style>
    <style:style style:name="T21" style:family="text">
      <style:text-properties style:font-name="Courier New1" fo:font-size="11pt" fo:language="pt" fo:country="PT" fo:font-weight="bold" officeooo:rsid="000da094" style:font-size-asian="11pt" style:font-weight-asian="bold" style:font-size-complex="11pt" style:font-weight-complex="bold"/>
    </style:style>
    <style:style style:name="T22" style:family="text">
      <style:text-properties style:font-name="Courier New1" fo:font-size="11pt" fo:language="pt" fo:country="PT" fo:font-weight="bold" officeooo:rsid="005c09c3" style:font-size-asian="11pt" style:font-weight-asian="bold" style:font-size-complex="11pt" style:font-weight-complex="bold"/>
    </style:style>
    <style:style style:name="T23" style:family="text">
      <style:text-properties style:font-name="Courier New1" fo:font-size="11pt" fo:language="pt" fo:country="PT" fo:font-weight="bold" officeooo:rsid="005c65e5" style:font-size-asian="11pt" style:font-weight-asian="bold" style:font-size-complex="11pt" style:font-weight-complex="bold"/>
    </style:style>
    <style:style style:name="T24" style:family="text">
      <style:text-properties style:font-name="Courier New1" fo:font-weight="bold" style:font-weight-asian="bold" style:font-weight-complex="bold"/>
    </style:style>
    <style:style style:name="T25" style:family="text">
      <style:text-properties style:font-name="Courier New1" fo:font-weight="bold" officeooo:rsid="0013b1d8" style:font-weight-asian="bold" style:font-weight-complex="bold"/>
    </style:style>
    <style:style style:name="T26" style:family="text">
      <style:text-properties style:font-name="Courier New1" fo:font-weight="bold" officeooo:rsid="0017b529" style:font-weight-asian="bold" style:font-weight-complex="bold"/>
    </style:style>
    <style:style style:name="T27" style:family="text">
      <style:text-properties style:font-name="Courier New1" fo:font-weight="bold" officeooo:rsid="0034e4a2" style:font-weight-asian="bold" style:font-weight-complex="bold"/>
    </style:style>
    <style:style style:name="T28" style:family="text">
      <style:text-properties style:font-name="Courier New1" fo:font-weight="bold" officeooo:rsid="0019010e" style:font-weight-asian="bold" style:font-weight-complex="bold"/>
    </style:style>
    <style:style style:name="T29" style:family="text">
      <style:text-properties style:font-name="Courier New1" fo:font-weight="bold" officeooo:rsid="002dc922" style:font-weight-asian="bold" style:font-weight-complex="bold"/>
    </style:style>
    <style:style style:name="T30" style:family="text">
      <style:text-properties style:font-name="Courier New1" fo:font-weight="bold" officeooo:rsid="00208ab6" style:font-weight-asian="bold" style:font-weight-complex="bold"/>
    </style:style>
    <style:style style:name="T31" style:family="text">
      <style:text-properties officeooo:rsid="0030cd9e"/>
    </style:style>
    <style:style style:name="T32" style:family="text">
      <style:text-properties officeooo:rsid="003589c4"/>
    </style:style>
    <style:style style:name="T33" style:family="text">
      <style:text-properties officeooo:rsid="00389c08"/>
    </style:style>
    <style:style style:name="T34" style:family="text">
      <style:text-properties officeooo:rsid="003a5cb8"/>
    </style:style>
    <style:style style:name="T35" style:family="text">
      <style:text-properties officeooo:rsid="003b7ffc"/>
    </style:style>
    <style:style style:name="T36" style:family="text">
      <style:text-properties officeooo:rsid="003d0da3"/>
    </style:style>
    <style:style style:name="T37" style:family="text">
      <style:text-properties officeooo:rsid="003edb91"/>
    </style:style>
    <style:style style:name="T38" style:family="text">
      <style:text-properties style:font-name="Times New Roman"/>
    </style:style>
    <style:style style:name="T39" style:family="text">
      <style:text-properties style:font-name="Times New Roman" style:font-name-complex="Times New Roman1"/>
    </style:style>
    <style:style style:name="T40" style:family="text">
      <style:text-properties style:font-name="Times New Roman" officeooo:rsid="0031bbb2" style:font-name-complex="Times New Roman1"/>
    </style:style>
    <style:style style:name="T41" style:family="text">
      <style:text-properties style:font-name="Times New Roman" officeooo:rsid="0041f756" style:font-name-complex="Times New Roman1"/>
    </style:style>
    <style:style style:name="T42" style:family="text">
      <style:text-properties style:font-name="Times New Roman" officeooo:rsid="0065487e" style:font-name-complex="Times New Roman1"/>
    </style:style>
    <style:style style:name="T43" style:family="text">
      <style:text-properties style:font-name="Times New Roman" fo:font-style="italic" style:font-style-asian="italic"/>
    </style:style>
    <style:style style:name="T44" style:family="text">
      <style:text-properties style:font-name="Times New Roman" officeooo:rsid="0031bbb2"/>
    </style:style>
    <style:style style:name="T45" style:family="text">
      <style:text-properties style:font-name="Times New Roman" officeooo:rsid="0046a312"/>
    </style:style>
    <style:style style:name="T46" style:family="text">
      <style:text-properties style:font-name="Times New Roman" officeooo:rsid="0054d740"/>
    </style:style>
    <style:style style:name="T47" style:family="text">
      <style:text-properties style:font-name="Times New Roman" officeooo:rsid="0065487e"/>
    </style:style>
    <style:style style:name="T48" style:family="text">
      <style:text-properties style:font-name="Times New Roman" officeooo:rsid="00668488"/>
    </style:style>
    <style:style style:name="T49" style:family="text">
      <style:text-properties officeooo:rsid="00498dbf"/>
    </style:style>
    <style:style style:name="T50" style:family="text">
      <style:text-properties officeooo:rsid="004fb537"/>
    </style:style>
    <style:style style:name="T51" style:family="text">
      <style:text-properties officeooo:rsid="0050d869"/>
    </style:style>
    <style:style style:name="T52" style:family="text">
      <style:text-properties officeooo:rsid="0041f756"/>
    </style:style>
    <style:style style:name="T53" style:family="text">
      <style:text-properties officeooo:rsid="0045e4b4"/>
    </style:style>
    <style:style style:name="T54" style:family="text">
      <style:text-properties fo:language="pt" fo:country="PT"/>
    </style:style>
    <style:style style:name="T55" style:family="text">
      <style:text-properties fo:language="pt" fo:country="PT" officeooo:rsid="0045e4b4"/>
    </style:style>
    <style:style style:name="T56" style:family="text">
      <style:text-properties fo:language="pt" fo:country="PT" officeooo:rsid="002f199c"/>
    </style:style>
    <style:style style:name="T57" style:family="text">
      <style:text-properties fo:language="pt" fo:country="PT" officeooo:rsid="005a7a13"/>
    </style:style>
    <style:style style:name="T58" style:family="text">
      <style:text-properties fo:language="pt" fo:country="PT" officeooo:rsid="005c09c3"/>
    </style:style>
    <style:style style:name="T59" style:family="text">
      <style:text-properties fo:language="pt" fo:country="PT" officeooo:rsid="0047b654"/>
    </style:style>
    <style:style style:name="T60" style:family="text">
      <style:text-properties fo:language="pt" fo:country="PT" officeooo:rsid="005c65e5"/>
    </style:style>
    <style:style style:name="T61" style:family="text">
      <style:text-properties fo:language="pt" fo:country="PT" officeooo:rsid="0063604a"/>
    </style:style>
    <style:style style:name="T62" style:family="text">
      <style:text-properties fo:language="pt" fo:country="PT" officeooo:rsid="0065487e"/>
    </style:style>
    <style:style style:name="T63" style:family="text">
      <style:text-properties officeooo:rsid="0046a312"/>
    </style:style>
    <style:style style:name="T64" style:family="text">
      <style:text-properties officeooo:rsid="004899f7"/>
    </style:style>
    <style:style style:name="T65" style:family="text">
      <style:text-properties officeooo:rsid="004a2a01"/>
    </style:style>
    <style:style style:name="T66" style:family="text">
      <style:text-properties officeooo:rsid="004a3533"/>
    </style:style>
    <style:style style:name="T67" style:family="text">
      <style:text-properties officeooo:rsid="004d8edd"/>
    </style:style>
    <style:style style:name="T68" style:family="text">
      <style:text-properties officeooo:rsid="004f8d9a"/>
    </style:style>
    <style:style style:name="T69" style:family="text">
      <style:text-properties officeooo:rsid="004fc7b4"/>
    </style:style>
    <style:style style:name="T70" style:family="text">
      <style:text-properties officeooo:rsid="00515944"/>
    </style:style>
    <style:style style:name="T71" style:family="text">
      <style:text-properties officeooo:rsid="005198db"/>
    </style:style>
    <style:style style:name="T72" style:family="text">
      <style:text-properties officeooo:rsid="0053253d"/>
    </style:style>
    <style:style style:name="T73" style:family="text">
      <style:text-properties officeooo:rsid="00533eb3"/>
    </style:style>
    <style:style style:name="T74" style:family="text">
      <style:text-properties officeooo:rsid="0055f972"/>
    </style:style>
    <style:style style:name="T75" style:family="text">
      <style:text-properties officeooo:rsid="00575fef"/>
    </style:style>
    <style:style style:name="T76" style:family="text">
      <style:text-properties officeooo:rsid="0059497a"/>
    </style:style>
    <style:style style:name="T77" style:family="text">
      <style:text-properties officeooo:rsid="005a7a13"/>
    </style:style>
    <style:style style:name="T78" style:family="text">
      <style:text-properties officeooo:rsid="0063604a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officeooo:rsid="00693bd4"/>
    </style:style>
    <style:style style:name="T81" style:family="text">
      <style:text-properties officeooo:rsid="006a0170"/>
    </style:style>
    <style:style style:name="T82" style:family="text">
      <style:text-properties officeooo:rsid="006c4d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74cm" fo:text-indent="-0.635cm" fo:margin-left="0.3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cm" fo:text-indent="-0.635cm" fo:margin-left="1.0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44cm" fo:text-indent="-0.635cm" fo:margin-left="1.6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74cm" fo:text-indent="-0.635cm" fo:margin-left="0.3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cm" fo:text-indent="-0.635cm" fo:margin-left="1.0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44cm" fo:text-indent="-0.635cm" fo:margin-left="1.6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74cm" fo:text-indent="-0.635cm" fo:margin-left="0.3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cm" fo:text-indent="-0.635cm" fo:margin-left="1.0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44cm" fo:text-indent="-0.635cm" fo:margin-left="1.6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74cm" fo:text-indent="-0.635cm" fo:margin-left="0.3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cm" fo:text-indent="-0.635cm" fo:margin-left="1.0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44cm" fo:text-indent="-0.635cm" fo:margin-left="1.6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nguagem <text:span text:style-name="T2">assembl</text:span><text:span text:style-name="T5">y </text:span><text:span text:style-name="T7">PDS16v2</text:span></text:h>
      <text:h text:style-name="Heading_20_2" text:outline-level="2">Programa</text:h>
      <text:p text:style-name="P13">Um programa é <text:span text:style-name="T37">formado</text:span> por uma sequência de linhas de texto. Cada linha contém apenas uma instrução de processador ou uma diretiva de compilação.</text:p>
      <text:h text:style-name="Heading_20_2" text:outline-level="2">Secções</text:h>
      <text:p text:style-name="P13">As secções são zonas da memória que alojam elementos de programa, código de instruções ou dados do programa, segundo critérios de afinidade. O caso mais simples consiste em agrupar o código das instruções numa secção e as variáveis noutra secção.</text:p>
      <text:p text:style-name="P13"><text:span text:style-name="T15">A</text:span>ntes de <text:span text:style-name="T1">especificar</text:span> qualquer instrução ou diretiva deve-<text:span text:style-name="T1">se</text:span> defini<text:span text:style-name="T1">r</text:span> a secção corrente. A secção corrente é <text:span text:style-name="T1">definida</text:span> com a diretiva <text:span text:style-name="T18">.</text:span><text:span text:style-name="T24">section</text:span> <text:span text:style-name="T1">ou com as diretivas especificas </text:span><text:span text:style-name="T25">.text</text:span><text:span text:style-name="T1"> ou </text:span><text:span text:style-name="T25">.data</text:span><text:span text:style-name="T1">. </text:span></text:p>
      <text:p text:style-name="P13">Uma secção é identificada pelo seu nome e pode <text:span text:style-name="T1">ser</text:span> fragmentada ao longo do texto do programa. Por exemplo, podem ser definidas variáveis na secção .<text:span text:style-name="T24">data</text:span> junto ao código das rotinas que as <text:span text:style-name="T1">utilizam</text:span>.</text:p>
      <text:p text:style-name="P13">Na compilação, os fragmentos de uma secção são reunidos e concatenados pela ordem com que aparecem no texto do programa para formar a secção final.</text:p>
      <text:h text:style-name="Heading_20_3" text:outline-level="3">Localização das secções</text:h>
      <text:p text:style-name="P12">A definição da localização em memória de cada secção pode ser expl<text:span text:style-name="T78">í</text:span>cita ou implícita.</text:p>
      <text:p text:style-name="P11">Na localização expl<text:span text:style-name="T78">í</text:span>cita o programador indica o endereço da secção (na linha de comando).</text:p>
      <text:p text:style-name="P11">Na localização implícita a secção é localizada no endereço a seguir ao último endereço da secção anterior, pela ordem de escrita no programa.</text:p>
      <text:p text:style-name="P11">No caso de não ser explicitada a localização da primeira secção definida no programa, esta é localizada no endereço 0.</text:p>
      <text:p text:style-name="P10"><text:span text:style-name="T16">No caso da secção ser fragmentada, a </text:span>localização implícita <text:span text:style-name="T16">é definida pela posição do primeiro fragmento.</text:span></text:p>
      <text:p text:style-name="P9">O endereço inicial de uma secção é <text:span text:style-name="T78">automaticamente </text:span>alinhado para endereço par.</text:p>
      <text:h text:style-name="P50" text:outline-level="2"/>
      <text:h text:style-name="P56" text:outline-level="2">Diretivas de compilação</text:h>
      <text:h text:style-name="Heading_20_3" text:outline-level="3">Reserva de espaço de memória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.<text:span text:style-name="T26">byte</text:span></text:p>
          </table:table-cell>
          <table:table-cell table:style-name="Table1.A1" office:value-type="string">
            <text:p text:style-name="P22">&lt;lista de valores&gt;</text:p>
          </table:table-cell>
          <table:table-cell table:style-name="Table1.A1" office:value-type="string">
            <text:p text:style-name="P22">Reserva <text:span text:style-name="T32">memória para alojar a sequência de valores indicada, representados a 8 bit.</text:span></text:p>
          </table:table-cell>
        </table:table-row>
        <table:table-row>
          <table:table-cell table:style-name="Table1.A1" office:value-type="string">
            <text:p text:style-name="P19">.<text:span text:style-name="T27">hword</text:span></text:p>
          </table:table-cell>
          <table:table-cell table:style-name="Table1.A1" office:value-type="string">
            <text:p text:style-name="P22">&lt;lista de valores&gt;</text:p>
          </table:table-cell>
          <table:table-cell table:style-name="Table1.A1" office:value-type="string">
            <text:p text:style-name="P23">Reserva <text:span text:style-name="T32">memória para alojar a sequência de valores indicada, representados a 16 bit.</text:span></text:p>
          </table:table-cell>
        </table:table-row>
        <table:table-row>
          <table:table-cell table:style-name="Table1.A1" office:value-type="string">
            <text:p text:style-name="P25">.<text:span text:style-name="T24">word</text:span></text:p>
          </table:table-cell>
          <table:table-cell table:style-name="Table1.A1" office:value-type="string">
            <text:p text:style-name="P22">&lt;lista de valores&gt;</text:p>
          </table:table-cell>
          <table:table-cell table:style-name="Table1.A1" office:value-type="string">
            <text:p text:style-name="P23">Reserva <text:span text:style-name="T32">memória para alojar a sequência de valores indicada, representados a 32 bit.</text:span></text:p>
          </table:table-cell>
        </table:table-row>
        <table:table-row>
          <table:table-cell table:style-name="Table1.A1" office:value-type="string">
            <text:p text:style-name="P24">.<text:span text:style-name="T26">space</text:span></text:p>
          </table:table-cell>
          <table:table-cell table:style-name="Table1.A1" office:value-type="string">
            <text:p text:style-name="P22">&lt;dimensão&gt; <text:span text:style-name="T78">[</text:span>,&lt;valor inicial&gt;<text:span text:style-name="T78">]</text:span></text:p>
          </table:table-cell>
          <table:table-cell table:style-name="Table1.A1" office:value-type="string">
            <text:p text:style-name="P22">Reserva um bloco de memória com a dimensão em bytes indicada por &lt;dimensão&gt;</text:p>
          </table:table-cell>
        </table:table-row>
        <table:table-row>
          <table:table-cell table:style-name="Table1.A1" office:value-type="string">
            <text:p text:style-name="P22">.<text:span text:style-name="T24">ascii</text:span></text:p>
          </table:table-cell>
          <table:table-cell table:style-name="Table1.A1" office:value-type="string">
            <text:p text:style-name="P22">“<text:span text:style-name="T9">&lt;sequência de carateres&gt;”</text:span></text:p>
          </table:table-cell>
          <table:table-cell table:style-name="Table1.A1" office:value-type="string">
            <text:p text:style-name="P61">Reserva um bloco de memória iniciado com o código dos caracteres que formam a &lt;sequência de carateres&gt;.</text:p>
          </table:table-cell>
        </table:table-row>
        <table:table-row>
          <table:table-cell table:style-name="Table1.A1" office:value-type="string">
            <text:p text:style-name="P22">.<text:span text:style-name="T24">asci</text:span><text:span text:style-name="T28">z</text:span></text:p>
          </table:table-cell>
          <table:table-cell table:style-name="Table1.A1" office:value-type="string">
            <text:p text:style-name="P60">“<text:span text:style-name="T9">&lt;sequência de carateres&gt;”</text:span></text:p>
          </table:table-cell>
          <table:table-cell table:style-name="Table1.A1" office:value-type="string">
            <text:p text:style-name="P20">O mesmo que o anterior <text:span text:style-name="T78">automaticamente</text:span> acrescido do valor 0 no final da sequência de caracteres.</text:p>
          </table:table-cell>
        </table:table-row>
        <table:table-row>
          <table:table-cell table:style-name="Table1.A1" office:value-type="string">
            <text:p text:style-name="P22">.<text:span text:style-name="T29">align</text:span></text:p>
          </table:table-cell>
          <table:table-cell table:style-name="Table1.A1" office:value-type="string">
            <text:p text:style-name="P21">&lt;valor&gt;</text:p>
          </table:table-cell>
          <table:table-cell table:style-name="Table1.A1" office:value-type="string">
            <text:p text:style-name="P21">Define o número de bits de menor peso a zero que o <text:span text:style-name="T79">contador de localização</text:span> <text:span text:style-name="T78">(a rever) </text:span>deve ter. </text:p>
          </table:table-cell>
        </table:table-row>
      </table:table>
      <text:h text:style-name="Heading_20_3" text:outline-level="3">Definição de secção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">.<text:span text:style-name="T28">section</text:span></text:p>
          </table:table-cell>
          <table:table-cell table:style-name="Table2.A1" office:value-type="string">
            <text:p text:style-name="P20">&lt;nome&gt;</text:p>
          </table:table-cell>
          <table:table-cell table:style-name="Table2.A1" office:value-type="string">
            <text:p text:style-name="P20">Define <text:span text:style-name="T78">uma </text:span>secção, <text:span text:style-name="T78">designando-a </text:span><text:s/>com o nome indicado.</text:p>
          </table:table-cell>
        </table:table-row>
        <table:table-row>
          <table:table-cell table:style-name="Table2.A1" office:value-type="string">
            <text:p text:style-name="P19">.<text:span text:style-name="T28">text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0">Define <text:span text:style-name="T78">a </text:span>secção <text:span text:style-name="T78">que leva o </text:span>nome “.text”.</text:p>
          </table:table-cell>
        </table:table-row>
        <table:table-row>
          <table:table-cell table:style-name="Table2.A1" office:value-type="string">
            <text:p text:style-name="P19">.<text:span text:style-name="T28">data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0">Define <text:span text:style-name="T78">a</text:span> secção <text:span text:style-name="T78">que leva </text:span>o nome “.data”.</text:p>
          </table:table-cell>
        </table:table-row>
      </table:table>
      <text:h text:style-name="Heading_20_3" text:outline-level="3">Equivalência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9">.<text:span text:style-name="T28">equ</text:span></text:p>
          </table:table-cell>
          <table:table-cell table:style-name="Table3.A1" office:value-type="string">
            <text:p text:style-name="P20">&lt;símbolo&gt;, &lt;valor&gt;</text:p>
          </table:table-cell>
          <table:table-cell table:style-name="Table3.A1" office:value-type="string">
            <text:p text:style-name="P20">Define que o símbolo &lt;símbolo&gt; é equivalente a &lt;valor&gt;</text:p>
          </table:table-cell>
        </table:table-row>
      </table:table>
      <text:h text:style-name="P50" text:outline-level="2"/>
      <text:h text:style-name="P56" text:outline-level="2">Sintaxe</text:h>
      <text:p text:style-name="P8">Em seguida descrevem-se, <text:span text:style-name="T64">na notação</text:span><text:span text:style-name="T8"> </text:span><text:span text:style-name="T2">Wirth </text:span><text:span text:style-name="T7">s</text:span><text:span text:style-name="T2">yntax </text:span><text:span text:style-name="T7">n</text:span><text:span text:style-name="T2">otation</text:span> <text:span text:style-name="T10">(WSN), </text:span>as regras sintáticas <text:span text:style-name="T10">a aplicar na </text:span>escrita de programas <text:span text:style-name="T78">em linguagem </text:span><text:span text:style-name="T7">assembly</text:span><text:span text:style-name="T78"> PDS16v2</text:span>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[<text:span text:style-name="T11">a</text:span>]</text:p>
          </table:table-cell>
          <table:table-cell table:style-name="Table4.B1" office:value-type="string">
            <text:p text:style-name="P18"><text:span text:style-name="T64">o </text:span>elemento <text:span text:style-name="T24">a</text:span><text:span text:style-name="T11"> é </text:span>opcional</text:p>
          </table:table-cell>
        </table:table-row>
        <table:table-row>
          <table:table-cell table:style-name="Table4.A2" office:value-type="string">
            <text:p text:style-name="P27"><text:span text:style-name="T11">a </text:span>| <text:span text:style-name="T11">b</text:span></text:p>
          </table:table-cell>
          <table:table-cell table:style-name="Table4.B2" office:value-type="string">
            <text:p text:style-name="P17"><text:span text:style-name="T30">a</text:span><text:span text:style-name="T11"> ou </text:span><text:span text:style-name="T30">b</text:span><text:span text:style-name="T11"> são </text:span>elementos alternativos</text:p>
          </table:table-cell>
        </table:table-row>
        <table:table-row>
          <table:table-cell table:style-name="Table4.A2" office:value-type="string">
            <text:p text:style-name="P27">{<text:span text:style-name="T11">a</text:span>}</text:p>
          </table:table-cell>
          <table:table-cell table:style-name="Table4.B2" office:value-type="string">
            <text:p text:style-name="P17"><text:span text:style-name="T11">o </text:span>elemento <text:span text:style-name="T24">a</text:span><text:span text:style-name="T11"> pode não existir ou repetir-se indefinidamente</text:span></text:p>
          </table:table-cell>
        </table:table-row>
        <table:table-row>
          <table:table-cell table:style-name="Table4.A2" office:value-type="string">
            <text:p text:style-name="P28">“a”</text:p>
          </table:table-cell>
          <table:table-cell table:style-name="Table4.B2" office:value-type="string">
            <text:p text:style-name="P16">elemento terminal</text:p>
          </table:table-cell>
        </table:table-row>
      </table:table>
      <text:p text:style-name="P36">program = statement { statement }.</text:p>
      <text:p text:style-name="P36"/>
      <text:p text:style-name="programa">statement = </text:p>
      <text:p text:style-name="programa"><text:tab/>[label] <text:span text:style-name="T65">[</text:span>instruction <text:span text:style-name="T65">|</text:span> <text:span text:style-name="T65">direcive]</text:span> “EOL” .</text:p>
      <text:p text:style-name="programa"/>
      <text:p text:style-name="programa">directive =</text:p>
      <text:p text:style-name="programa"><text:tab/>( “.section” symbol )</text:p>
      <text:p text:style-name="programa"><text:tab/>| “.text”</text:p>
      <text:p text:style-name="programa"><text:tab/>| “.data”</text:p>
      <text:p text:style-name="P35"><text:tab/>| “.<text:span text:style-name="T31">align”</text:span> <text:span text:style-name="T31">[ </text:span>expression <text:span text:style-name="T31">]</text:span></text:p>
      <text:p text:style-name="programa"><text:tab/>| “.equ” symbol “,” expression )</text:p>
      <text:p text:style-name="programa"><text:tab/>| ( “.byte” | “.word” ) expression { “,” expression }</text:p>
      <text:p text:style-name="programa"><text:tab/>| “.space” expression [ “,” expression ] )</text:p>
      <text:p text:style-name="programa"><text:tab/>| ( “.ascii” | “.asciz” ) string { “,” string } .</text:p>
      <text:p text:style-name="programa"/>
      <text:p text:style-name="programa">instruction = </text:p>
      <text:p text:style-name="P65"><text:tab/>“ld<text:span text:style-name="T66">r”</text:span> reg0-<text:span text:style-name="T80">15 “,” ( “</text:span>[“ <text:span text:style-name="T82">(“pc</text:span>“ <text:span text:style-name="T82">| “r15”) ”,”</text:span> expression <text:span text:style-name="T36">“]” ) | identifier</text:span></text:p>
      <text:p text:style-name="P65"/>
      <text:p text:style-name="P66"><text:tab/>( ( “ld<text:span text:style-name="T66">r”</text:span> | “st<text:span text:style-name="T66">r” </text:span>) [“b”] reg0-<text:span text:style-name="T80">15 “,”</text:span></text:p>
      <text:p text:style-name="P66"><text:span text:style-name="T80"><text:tab/><text:tab/><text:tab/><text:tab/><text:tab/>( “</text:span>[“ <text:span text:style-name="T36">reg0-7</text:span> <text:span text:style-name="T36">[“</text:span>,” (reg0-<text:span text:style-name="T80">15</text:span> | expression)<text:span text:style-name="T36">] “]” ) </text:span></text:p>
      <text:p text:style-name="P34"><text:tab/>| <text:span text:style-name="T82">( </text:span>"mov" <text:span text:style-name="T82">| “movt” )</text:span> reg0-15, <text:span text:style-name="T12">(reg0-15</text:span> <text:span text:style-name="T12">| expression</text:span>)</text:p>
      <text:p text:style-name="P37"><text:tab/><text:span text:style-name="T67">|</text:span> <text:span text:style-name="T67">( “</text:span>push” <text:span text:style-name="T67">| “pop” )</text:span> <text:span text:style-name="T76">“{“ </text:span>reg0-15 <text:span text:style-name="T76">“}”</text:span></text:p>
      <text:p text:style-name="P33"><text:tab/><text:span text:style-name="T67">| </text:span>( “add<text:span text:style-name="T80">s</text:span>” | “sub<text:span text:style-name="T80">s</text:span>” ) reg0-<text:span text:style-name="T80">15</text:span>, reg0-7, (reg0-<text:span text:style-name="T80">15</text:span> | expression)</text:p>
      <text:p text:style-name="P62"><text:tab/><text:span text:style-name="T67">| </text:span>( “adc<text:span text:style-name="T80">s</text:span>” | “sb<text:span text:style-name="T68">cs” </text:span>) reg0-<text:span text:style-name="T80">15</text:span>, reg0-7, <text:s/>reg0-<text:span text:style-name="T80">15</text:span></text:p>
      <text:p text:style-name="P62"><text:tab/><text:span text:style-name="T68">|</text:span> “cmp” reg0-<text:span text:style-name="T80">7</text:span>, reg0-<text:span text:style-name="T80">15</text:span></text:p>
      <text:p text:style-name="P32"><text:tab/><text:span text:style-name="T68">|</text:span> ( “and<text:span text:style-name="T80">s</text:span>” | “o<text:span text:style-name="T35">r</text:span>r<text:span text:style-name="T80">s</text:span>” | “<text:span text:style-name="T35">e</text:span>or<text:span text:style-name="T80">s</text:span>” ) reg0-<text:span text:style-name="T80">15</text:span>, reg0-7, reg0-<text:span text:style-name="T80">15</text:span></text:p>
      <text:p text:style-name="P32"><text:tab/><text:span text:style-name="T68">|</text:span> <text:span text:style-name="T80">( </text:span>“<text:span text:style-name="T80">mvns” | “</text:span>not”<text:span text:style-name="T80">)</text:span> reg0-<text:span text:style-name="T81">15</text:span>, reg0-<text:span text:style-name="T81">15</text:span></text:p>
      <text:p text:style-name="P33"><text:tab/><text:span text:style-name="T68">| </text:span>( “lsl<text:span text:style-name="T81">s</text:span>” | “lsr<text:span text:style-name="T81">s</text:span>” | “asr<text:span text:style-name="T81">s</text:span>” | “ror<text:span text:style-name="T81">s</text:span>” ) reg0-<text:span text:style-name="T81">15</text:span>, reg0-7, expression</text:p>
      <text:p text:style-name="P38"><text:tab/><text:span text:style-name="T68">| “</text:span>rr<text:span text:style-name="T71">x”</text:span> reg0-<text:span text:style-name="T81">15</text:span>, reg0-7</text:p>
      <text:p text:style-name="programa"><text:tab/><text:span text:style-name="T69">|</text:span> “msr” <text:span text:style-name="T72">psw “</text:span>," reg0-1<text:span text:style-name="T68">5</text:span></text:p>
      <text:p text:style-name="P38"><text:tab/><text:span text:style-name="T69">|</text:span> “mrs” reg0-15 “,” <text:span text:style-name="T72">psw</text:span></text:p>
      <text:p text:style-name="P64"><text:tab/><text:span text:style-name="T72">|</text:span> <text:span text:style-name="T72">( </text:span>“<text:span text:style-name="T33">b</text:span>l” | “<text:span text:style-name="T33">b”</text:span> | “<text:span text:style-name="T81">beq”</text:span> | “<text:span text:style-name="T34">bne”</text:span> | “<text:span text:style-name="T34">bcs”</text:span> | “<text:span text:style-name="T34">blo” </text:span>| “<text:span text:style-name="T34">bcc”</text:span> | “<text:span text:style-name="T34">bhs”</text:span></text:p>
      <text:p text:style-name="P64"><text:span text:style-name="T34"><text:tab/><text:tab/>| “blt”</text:span> | “<text:span text:style-name="T34">bg</text:span>e” ) symbol</text:p>
      <text:p text:style-name="programa"><text:tab/><text:span text:style-name="T70">|</text:span> "<text:span text:style-name="T70">movs pc, lr</text:span>" .</text:p>
      <text:p text:style-name="programa"/>
      <text:p text:style-name="P32">reg0-7 = "r0" | "r1" | "r2" | "r3" | "r4" | "r5" | "r6" | "r7" .</text:p>
      <text:p text:style-name="P32"/>
      <text:p text:style-name="P47">reg0-15 = reg0-7</text:p>
      <text:p text:style-name="P47"><text:span text:style-name="T76"><text:tab/><text:tab/>|</text:span> "r<text:span text:style-name="T33">8</text:span>" | "r<text:span text:style-name="T33">9</text:span>" | "r<text:span text:style-name="T33">10</text:span>" | "r<text:span text:style-name="T33">11</text:span>" | "r<text:span text:style-name="T33">12</text:span>" | "r<text:span text:style-name="T33">13</text:span>" | "r<text:span text:style-name="T33">14</text:span>" | "r<text:span text:style-name="T33">15</text:span>"</text:p>
      <text:p text:style-name="P47"><text:span text:style-name="T76"><text:tab/><text:tab/>|</text:span> “<text:span text:style-name="T33">sp” | </text:span>"lr" | "pc" .</text:p>
      <text:p text:style-name="P31"/>
      <text:p text:style-name="P31"><text:span text:style-name="T33">psw</text:span> = "<text:span text:style-name="T33">c</text:span>psw" <text:span text:style-name="T33">| “spsw” </text:span>.</text:p>
      <text:p text:style-name="P31"/>
      <text:p text:style-name="P30">expression = logical_or_expression</text:p>
      <text:p text:style-name="P30"><text:tab/><text:span text:style-name="T76">| </text:span>logical_or_expression "?" expression ":" expression .</text:p>
      <text:p text:style-name="programa"/>
      <text:p text:style-name="programa">logical_or_expression = logical_and_expression</text:p>
      <text:p text:style-name="programa"><text:tab/><text:span text:style-name="T76">| </text:span>logical_or_expression "||" logical_and_expression .</text:p>
      <text:p text:style-name="programa"/>
      <text:p text:style-name="programa">logical_and_expression = inclusive_or_expression</text:p>
      <text:p text:style-name="programa"><text:soft-page-break/><text:tab/><text:span text:style-name="T76">| </text:span>logical_and_expression "&amp;&amp;" inclusive_or_expression .</text:p>
      <text:p text:style-name="programa"/>
      <text:p text:style-name="programa">inclusive_or_expression = exclusive_or_expression</text:p>
      <text:p text:style-name="programa"><text:tab/><text:span text:style-name="T76">| </text:span>inclusive_or_expression "|" exclusive_or_expression .</text:p>
      <text:p text:style-name="programa"/>
      <text:p text:style-name="programa">exclusive_or_expression = and_expression</text:p>
      <text:p text:style-name="programa"><text:tab/><text:span text:style-name="T76">| </text:span>exclusive_or_expression "^" and_expression .</text:p>
      <text:p text:style-name="programa"/>
      <text:p text:style-name="programa">and_expression = equality_expression</text:p>
      <text:p text:style-name="programa"><text:tab/><text:span text:style-name="T76">| </text:span>and_expression "&amp;" equality_expression .</text:p>
      <text:p text:style-name="programa"/>
      <text:p text:style-name="programa">equality_expression = relational_expression</text:p>
      <text:p text:style-name="programa"><text:tab/><text:span text:style-name="T76">| </text:span>equality_expression "==" relational_expression</text:p>
      <text:p text:style-name="programa"><text:tab/><text:span text:style-name="T76">| </text:span>equality_expression "!=" relational_expression .</text:p>
      <text:p text:style-name="programa"/>
      <text:p text:style-name="programa">relational_expression = shift_expression</text:p>
      <text:p text:style-name="programa"><text:tab/><text:span text:style-name="T76">| </text:span>relational_expression "&lt;" shift_expression</text:p>
      <text:p text:style-name="programa"><text:tab/><text:span text:style-name="T76">| </text:span>relational_expression "&gt;" shift_expression</text:p>
      <text:p text:style-name="programa"><text:tab/><text:span text:style-name="T76">| </text:span>relational_expression "&lt;=" shift_expression</text:p>
      <text:p text:style-name="programa"><text:tab/><text:span text:style-name="T76">| </text:span>relational_expression "&gt;=" shift_expression .</text:p>
      <text:p text:style-name="programa"/>
      <text:p text:style-name="programa">shift_expression = additive_expression</text:p>
      <text:p text:style-name="programa"><text:tab/><text:span text:style-name="T76">| </text:span>shift_expression "&lt;&lt;" additive_expression</text:p>
      <text:p text:style-name="programa"><text:tab/><text:span text:style-name="T76">| </text:span>shift_expression "&gt;&gt;" additive_expression .</text:p>
      <text:p text:style-name="programa"><text:tab/></text:p>
      <text:p text:style-name="programa">additive_expression = multiplicative_expression</text:p>
      <text:p text:style-name="programa"><text:tab/><text:span text:style-name="T76">| </text:span>additive_expression "+" multiplicative_expression</text:p>
      <text:p text:style-name="programa"><text:tab/><text:span text:style-name="T76">| </text:span>additive_expression "-" multiplicative_expression .</text:p>
      <text:p text:style-name="programa"/>
      <text:p text:style-name="programa">multiplicative_expression = unary_expression</text:p>
      <text:p text:style-name="programa"><text:tab/><text:span text:style-name="T76">| </text:span>multiplicative_expression "*" unary_expression</text:p>
      <text:p text:style-name="programa"><text:tab/><text:span text:style-name="T76">| </text:span>multiplicative_expression "/" unary_expression</text:p>
      <text:p text:style-name="programa"><text:tab/><text:span text:style-name="T76">| </text:span>multiplicative_expression "%" unary_expression .</text:p>
      <text:p text:style-name="programa"/>
      <text:p text:style-name="programa">unary_expression = primary_expression</text:p>
      <text:p text:style-name="P48"><text:tab/><text:span text:style-name="T76">| </text:span>"+" primary_expression</text:p>
      <text:p text:style-name="P48"><text:tab/><text:span text:style-name="T76">| </text:span>"-" primary_expression</text:p>
      <text:p text:style-name="P48"><text:tab/><text:span text:style-name="T76">| </text:span>"~" primary_expression .</text:p>
      <text:p text:style-name="programa"/>
      <text:p text:style-name="P43">primary_expression = literal | <text:span text:style-name="T74">identifier</text:span> | “(“ expression “)” .</text:p>
      <text:p text:style-name="programa"/>
      <text:p text:style-name="P43"><text:span text:style-name="T74">identifier</text:span> = <text:span text:style-name="T74">(alphabet</text:span> <text:span text:style-name="T74">| “_”) </text:span>{ <text:span text:style-name="T74">alphabet</text:span> | nu<text:span text:style-name="T74">m</text:span>ber | “<text:span text:style-name="T72">_”</text:span> }.</text:p>
      <text:p text:style-name="P43"/>
      <text:p text:style-name="P44">label = <text:s/>identifier “:” .</text:p>
      <text:p text:style-name="programa"/>
      <text:p text:style-name="P40">literal = decimal | hexadecimal | octal | binary | “’” <text:span text:style-name="T73">character</text:span> “’” .</text:p>
      <text:p text:style-name="programa"/>
      <text:p text:style-name="P48">decimal = “0” | ((“1” | ... | “9”) { dec<text:span text:style-name="T72">imal</text:span>_digit } ) .</text:p>
      <text:p text:style-name="programa"/>
      <text:p text:style-name="programa">hexadecimal = “0” (“x” | “X”) hex<text:span text:style-name="T72">adecimal</text:span>_digit { hex<text:span text:style-name="T72">adecimal</text:span>_digit } .</text:p>
      <text:p text:style-name="programa"/>
      <text:p text:style-name="P48">octal = “0” (“1” | ... | “<text:span text:style-name="T75">7</text:span>”) { octal_digit } .</text:p>
      <text:p text:style-name="P48"/>
      <text:p text:style-name="P48">binary = “0” (“b” | “B”) (“0” | “1”) { “0” | “1” } .</text:p>
      <text:p text:style-name="P48"/>
      <text:p text:style-name="P48">octal_digit = "0" | "1" | ... | "6" | "7" .</text:p>
      <text:p text:style-name="P45"/>
      <text:p text:style-name="P46">dec<text:span text:style-name="T72">imal</text:span>_digit = "0" | "1" | ... | “8” | “9” .</text:p>
      <text:p text:style-name="programa"/>
      <text:p text:style-name="P39">hex<text:span text:style-name="T72">adecimal</text:span>_digit = dec<text:span text:style-name="T72">imal</text:span>_digit | “a” | ... | “f” | “A” | ... | “F” .</text:p>
      <text:p text:style-name="P29"/>
      <text:p text:style-name="P43"><text:span text:style-name="T74">alphabet</text:span> = “a” | ... | “z” | “A” | ... | “Z” .</text:p>
      <text:p text:style-name="P43"/>
      <text:p text:style-name="programa"><text:span text:style-name="T74">symbol</text:span> = “<text:span text:style-name="T13">[“ | “]” | “{“ | “}” | “(“ | “)” | “&lt;” | “&gt;”</text:span></text:p>
      <text:p text:style-name="programa"><text:soft-page-break/><text:tab/><text:span text:style-name="T73">| </text:span>“<text:span text:style-name="T14">=” | “|” | “&amp;” | “%” | “$” | “#” | “/” | “?” | “!” | “_” | “*”</text:span></text:p>
      <text:p text:style-name="P40"><text:tab/><text:span text:style-name="T73">| </text:span>“\b” | “\t” | “\n” | “\f” | “\r” | “\\” | “\"” | “\'”</text:p>
      <text:p text:style-name="P40"><text:tab/>| ( “\” <text:span text:style-name="T73">( decimal | hexadecimal | octal | binary ) ) .</text:span></text:p>
      <text:p text:style-name="programa"/>
      <text:p text:style-name="P42">character = <text:span text:style-name="T74">alphabet</text:span> | decimal_digit <text:span text:style-name="T74">| symbol .</text:span></text:p>
      <text:p text:style-name="P41"/>
      <text:p text:style-name="programa">string = “<text:span text:style-name="T80">\</text:span>”” <text:span text:style-name="T73">character</text:span> { <text:span text:style-name="T73">character</text:span> } “<text:span text:style-name="T80">\</text:span>”” .</text:p>
      <text:p text:style-name="programa"/>
      <text:h text:style-name="P57" text:outline-level="1"><text:span text:style-name="T53">Compilador (</text:span><text:span text:style-name="T4">assembl</text:span><text:span text:style-name="T6">e</text:span><text:span text:style-name="T4">r</text:span><text:span text:style-name="T53">)</text:span></text:h>
      <text:h text:style-name="Heading_20_2" text:outline-level="2"><text:span text:style-name="T55">I</text:span><text:span text:style-name="T54">nvocação do compilador</text:span></text:h>
      <text:p text:style-name="P4"><text:span text:style-name="T17">$ </text:span>das <text:s/>&lt;options&gt; “<text:span text:style-name="T77">source filename”</text:span></text:p>
      <text:p text:style-name="P2"/>
      <text:p text:style-name="P2"><text:span text:style-name="T19">options</text:span>:</text:p>
      <text:p text:style-name="P3"><text:tab/><text:span text:style-name="T19">--</text:span><text:span text:style-name="T20">verbose</text:span></text:p>
      <text:p text:style-name="P3"><text:span text:style-name="T20"><text:tab/>-h, -</text:span><text:span text:style-name="T19">-</text:span><text:span text:style-name="T20">help</text:span></text:p>
      <text:p text:style-name="P5"><text:tab/>-v, --version</text:p>
      <text:p text:style-name="P3"><text:span text:style-name="T19"><text:tab/>-</text:span><text:span text:style-name="T20">i, -</text:span><text:span text:style-name="T19">-</text:span><text:span text:style-name="T20">input “source filename”</text:span></text:p>
      <text:p text:style-name="P3"><text:span text:style-name="T19"><text:tab/>-</text:span><text:span text:style-name="T20">o, -</text:span><text:span text:style-name="T19">-</text:span><text:span text:style-name="T20">output</text:span><text:span text:style-name="T19"> </text:span><text:span text:style-name="T20">filename</text:span></text:p>
      <text:p text:style-name="P3"><text:span text:style-name="T19"><text:tab/>-</text:span><text:span text:style-name="T20">s, -</text:span><text:span text:style-name="T19">-section sectionname=address</text:span></text:p>
      <text:p text:style-name="P3"/>
      <text:p text:style-name="P1"><text:span text:style-name="T77">O </text:span>ficheiro com o texto do programa <text:span text:style-name="T77">tem normalmente a </text:span>extensão “<text:span text:style-name="T19">.s</text:span>”.</text:p>
      <text:p text:style-name="P1"/>
      <text:p text:style-name="Text_20_body">Os erros e avisos são assinalados na consola.</text:p>
      <text:p text:style-name="P14"><text:span text:style-name="T56">No caso do compilador não detetar erros, são gerados ficheiros </text:span><text:span text:style-name="T57">com o nome definido na opção </text:span><text:span text:style-name="T21">-- output</text:span><text:span text:style-name="T57"> </text:span><text:span text:style-name="T56">e com </text:span><text:span text:style-name="T57">as </text:span><text:span text:style-name="T56">extensões “</text:span><text:span text:style-name="T21">.lst</text:span><text:span text:style-name="T56">” , “</text:span><text:span text:style-name="T21">.bin</text:span><text:span text:style-name="T57">”,</text:span><text:span text:style-name="T56"> “</text:span><text:span text:style-name="T21">.hex</text:span><text:span text:style-name="T56">”, “</text:span><text:span text:style-name="T21">.sim0</text:span><text:span text:style-name="T57">” e “</text:span><text:span text:style-name="T21">.sim1</text:span><text:span text:style-name="T57">” </text:span><text:span text:style-name="T56">. </text:span><text:span text:style-name="T58">Estes f</text:span><text:span text:style-name="T56">icheiro </text:span><text:span text:style-name="T58">têm o seguinte conteúdo:</text:span></text:p>
      <text:p text:style-name="P14"><text:span text:style-name="T21">lst</text:span><text:span text:style-name="T56"> - contém o texto original acrescentado do código binário das instruções e os endereços de memória ocupados;</text:span></text:p>
      <text:p text:style-name="P14"><text:span text:style-name="T21">hex</text:span><text:span text:style-name="T56"> - contém, </text:span><text:span text:style-name="T59">em formato Intel Hexadecimal</text:span><text:span text:style-name="T56">, o código binário das instruções </text:span><text:span text:style-name="T61">e </text:span><text:span text:style-name="T56">os valores iniciais das variáveis, </text:span><text:span text:style-name="T61">com </text:span><text:span text:style-name="T56">a indicação dos endereços de memória onde serão carregados;</text:span></text:p>
      <text:p text:style-name="P14"><text:span text:style-name="T22">bin</text:span><text:span text:style-name="T56"> – contém </text:span><text:span text:style-name="T58">exatamente a valor inicial do programa em memória – </text:span><text:span text:style-name="T56">código binário das instruções </text:span><text:span text:style-name="T58">e</text:span><text:span text:style-name="T56"> </text:span><text:span text:style-name="T62">d</text:span><text:span text:style-name="T56">os valores iniciais das variáveis</text:span><text:span text:style-name="T58">.</text:span></text:p>
      <text:p text:style-name="P15"><text:span text:style-name="T22">sim0</text:span><text:span text:style-name="T54"> e </text:span><text:span text:style-name="T22">sim1</text:span><text:span text:style-name="T56"> – </text:span><text:span text:style-name="T58"><text:s/></text:span><text:span text:style-name="T56">cont</text:span><text:span text:style-name="T58">ê</text:span><text:span text:style-name="T56">m, </text:span><text:span text:style-name="T59">em formato </text:span><text:span text:style-name="T58">Logisim</text:span><text:span text:style-name="T56">, o código binário das instruções </text:span><text:span text:style-name="T58">e </text:span><text:span text:style-name="T62">d</text:span><text:span text:style-name="T56">os valores iniciais das variáveis. </text:span><text:span text:style-name="T60">O ficheiro com extensão </text:span><text:span text:style-name="T22">sim0</text:span><text:span text:style-name="T60"> contém os valores que ocupam endereços pares e o ficheiro com extensão </text:span><text:span text:style-name="T22">sim</text:span><text:span text:style-name="T23">1</text:span><text:span text:style-name="T60"> contém os valores que ocupam endereços ímpares.</text:span></text:p>
      <text:h text:style-name="P58" text:outline-level="1"/>
      <text:h text:style-name="P59" text:outline-level="1">Convenções <text:span text:style-name="T53">de programação</text:span></text:h>
      <text:p text:style-name="Text_20_body"><text:span text:style-name="T38">Na escrita dos programas, deve</text:span><text:span text:style-name="T46">m ser aplicadas </text:span><text:span text:style-name="T38">as convenções seguintes, relativas a tipos, parâmetros, retorno </text:span><text:span text:style-name="T44">de valores</text:span><text:span text:style-name="T38">, preservação de registos e alojamento de memória.</text:span></text:p>
      <text:list xml:id="list3288599316" text:style-name="L1">
        <text:list-item>
          <text:h text:style-name="P51" text:outline-level="2">Tipos</text:h>
        </text:list-item>
      </text:list>
      <text:p text:style-name="P7"><text:span text:style-name="T52">Os</text:span> tipos <text:span text:style-name="T49">numéricos </text:span>definidos têm os significados seguintes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6">int8<text:span text:style-name="T63">_t</text:span></text:p>
          </table:table-cell>
          <table:table-cell table:style-name="Table5.B1" office:value-type="string">
            <text:p text:style-name="P6"><text:span text:style-name="T38">- inteiro com sinal a 8 </text:span><text:span text:style-name="T43">bits</text:span></text:p>
          </table:table-cell>
          <table:table-cell table:style-name="Table5.A1" office:value-type="string">
            <text:p text:style-name="P26">uint8<text:span text:style-name="T63">_t</text:span></text:p>
          </table:table-cell>
          <table:table-cell table:style-name="Table5.A1" office:value-type="string">
            <text:p text:style-name="P6"><text:span text:style-name="T38">- inteiro sem sinal a 8 </text:span><text:span text:style-name="T43">bits</text:span></text:p>
          </table:table-cell>
        </table:table-row>
        <table:table-row table:style-name="Table5.1">
          <table:table-cell table:style-name="Table5.A1" office:value-type="string">
            <text:p text:style-name="P26">int16<text:span text:style-name="T63">_t</text:span></text:p>
          </table:table-cell>
          <table:table-cell table:style-name="Table5.A1" office:value-type="string">
            <text:p text:style-name="P6"><text:span text:style-name="T38">- inteiro com sinal a 16 </text:span><text:span text:style-name="T43">bits</text:span></text:p>
          </table:table-cell>
          <table:table-cell table:style-name="Table5.A1" office:value-type="string">
            <text:p text:style-name="P26">uint16<text:span text:style-name="T63">_t</text:span></text:p>
          </table:table-cell>
          <table:table-cell table:style-name="Table5.A1" office:value-type="string">
            <text:p text:style-name="P6"><text:span text:style-name="T38">- inteiro sem sinal a 16 </text:span><text:span text:style-name="T43">bits</text:span></text:p>
          </table:table-cell>
        </table:table-row>
        <table:table-row table:style-name="Table5.1">
          <table:table-cell table:style-name="Table5.A1" office:value-type="string">
            <text:p text:style-name="P26">int<text:span text:style-name="T63">32_t</text:span></text:p>
          </table:table-cell>
          <table:table-cell table:style-name="Table5.A1" office:value-type="string">
            <text:p text:style-name="P6"><text:span text:style-name="T38">- inteiro com sinal a </text:span><text:span text:style-name="T45">32</text:span><text:span text:style-name="T38"> </text:span><text:span text:style-name="T43">bits</text:span></text:p>
          </table:table-cell>
          <table:table-cell table:style-name="Table5.A1" office:value-type="string">
            <text:p text:style-name="P26">uint<text:span text:style-name="T63">32_t</text:span></text:p>
          </table:table-cell>
          <table:table-cell table:style-name="Table5.A1" office:value-type="string">
            <text:p text:style-name="P6"><text:span text:style-name="T38">- inteiro sem sinal a </text:span><text:span text:style-name="T45">32</text:span><text:span text:style-name="T38"> </text:span><text:span text:style-name="T43">bits</text:span></text:p>
          </table:table-cell>
        </table:table-row>
      </table:table>
      <text:list xml:id="list1958874159" text:style-name="L2">
        <text:list-item>
          <text:h text:style-name="P52" text:outline-level="2">Parâmetros</text:h>
        </text:list-item>
      </text:list>
      <text:p text:style-name="P13">Os parâmetros das funções são passados nos registos do processador, ocupando a quantidade necessária, por ordem: 1.º, <text:span text:style-name="T50">r0</text:span>; 2.º, <text:span text:style-name="T50">r</text:span>1; 3.º, <text:span text:style-name="T50">r</text:span>2; <text:span text:style-name="T52">4</text:span>.º, <text:span text:style-name="T50">r3</text:span>. <text:span text:style-name="T52">Se a função tiver mais que 4 parâmetros, estes são passados no </text:span><text:span text:style-name="T3">stack</text:span><text:span text:style-name="T52">.</text:span></text:p>
      <text:list xml:id="list117532950" text:style-name="L3">
        <text:list-item>
          <text:h text:style-name="P53" text:outline-level="2">Valor de retorno</text:h>
        </text:list-item>
      </text:list>
      <text:p text:style-name="Text_20_body">O valor de retorno de uma função, caso exista, é devolvido no registo <text:span text:style-name="T51">r</text:span>0.</text:p>
      <text:list xml:id="list34205792" text:style-name="L4">
        <text:list-item>
          <text:h text:style-name="P54" text:outline-level="2">Preservação de registos</text:h>
        </text:list-item>
      </text:list>
      <text:p text:style-name="P49"><text:span text:style-name="T47">Na perspetiva d</text:span><text:span text:style-name="T48">e</text:span><text:span text:style-name="T47"> função chamadora, <text:s/>a função chamada </text:span><text:span text:style-name="T39">podem modifica</text:span><text:span text:style-name="T42">r</text:span><text:span text:style-name="T39"> os registos </text:span><text:span text:style-name="T42">utilizados na passagem de parâmetros</text:span><text:span text:style-name="T41">, lr e cpsr</text:span><text:span text:style-name="T39">;</text:span></text:p>
      <text:p text:style-name="P13"><text:span text:style-name="T42">Na perspetiva de função chamada, os </text:span><text:span text:style-name="T38">registos</text:span><text:span text:style-name="T39"> </text:span><text:span text:style-name="T42">utilizados para além dos mencionados acima, devem ser </text:span><text:span text:style-name="T39">preservados</text:span><text:span text:style-name="T40">.</text:span></text:p>
      <text:h text:style-name="P5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egrito" style:font-family-generic="modern" style:font-pitch="fixed"/>
    <style:font-face style:name="Courier New2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ograma" style:family="paragraph" style:parent-style-name="Standard">
      <style:text-properties style:font-name="Courier New" fo:font-family="'Courier New'" style:font-style-name="Negrito" style:font-family-generic="modern" style:font-pitch="fixed" fo:font-size="10pt" fo:font-weight="bold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7:45:09.268170789</meta:creation-date>
    <dc:date>2018-10-26T17:34:28.363731928</dc:date>
    <meta:editing-duration>PT13H26M55S</meta:editing-duration>
    <meta:editing-cycles>50</meta:editing-cycles>
    <meta:generator>LibreOffice/6.0.6.2$Linux_X86_64 LibreOffice_project/00m0$Build-2</meta:generator>
    <meta:document-statistic meta:table-count="5" meta:image-count="0" meta:object-count="0" meta:page-count="6" meta:paragraph-count="188" meta:word-count="1505" meta:character-count="9058" meta:non-whitespace-character-count="7669"/>
  </office:meta>
</office:document-meta>
</file>